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A Emma Rocio Mora Fernández </text:span></text:p>
      <text:p text:style-name="P34"><text:span text:style-name="T20">DEL 01/01/2022 al 31/12/2022 </text:span></text:p>
      <text:p text:style-name="P29"><text:hidden-paragraph text:condition="ooow:[Contratos.DATOS.es_lapso]!=&quot;si&quot;" text:is-hidden="true"/></text:p>
      <text:p text:style-name="P51">dedicación: Exclusiva 40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 A VIERNES DE 8:00 am  a  12:00 am   y   1:00 pm  a   5:00 pm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1-10-07T20:57:20.292033</dc:date>
    <meta:print-date>2013-11-19T15:12:00</meta:print-date>
    <meta:editing-cycles>133</meta:editing-cycles>
    <meta:editing-duration>P1DT3H48M36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